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0b25"/>
    </style:style>
    <style:style style:name="P2" style:family="paragraph" style:parent-style-name="Standard">
      <style:text-properties officeooo:rsid="001a4c19" officeooo:paragraph-rsid="001a4c19"/>
    </style:style>
    <style:style style:name="T1" style:family="text">
      <style:text-properties officeooo:rsid="001a4c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fter class survey:</text:p>
      <text:p text:style-name="Standard"/>
      <text:p text:style-name="Standard">1. In the amazon project part, please check the following items if you need more tutoring on it:</text:p>
      <text:p text:style-name="Standard">a. pandas</text:p>
      <text:p text:style-name="Standard">b. sklearn</text:p>
      <text:p text:style-name="Standard">c. tf-idf</text:p>
      <text:p text:style-name="P1">d. word2vector</text:p>
      <text:p text:style-name="P1">e. svm</text:p>
      <text:p text:style-name="P1">f. naive-bayesian</text:p>
      <text:p text:style-name="P1">g. random forest</text:p>
      <text:p text:style-name="P2">h. RNN</text:p>
      <text:p text:style-name="P2">I. CNN</text:p>
      <text:p text:style-name="P1"/>
      <text:p text:style-name="P1">2. <text:s/><text:span text:style-name="T1">For class style, do you prefer more time in coding or more in theoretical analyzing?</text:span></text:p>
      <text:p text:style-name="P2">(time in code: time in theoretical analyzing)</text:p>
      <text:p text:style-name="P2">a. 5:5 </text:p>
      <text:p text:style-name="P2">b. 4:6 </text:p>
      <text:p text:style-name="P2">c. 6:4</text:p>
      <text:p text:style-name="P2">d. 3:7</text:p>
      <text:p text:style-name="P2">e: 7: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09:22:07.326644873</meta:creation-date>
    <dc:date>2018-06-16T09:41:56.958897289</dc:date>
    <meta:editing-duration>PT29S</meta:editing-duration>
    <meta:editing-cycles>1</meta:editing-cycles>
    <meta:document-statistic meta:table-count="0" meta:image-count="0" meta:object-count="0" meta:page-count="1" meta:paragraph-count="18" meta:word-count="73" meta:character-count="373" meta:non-whitespace-character-count="315"/>
    <meta:generator>LibreOffice/5.1.6.2$Linux_X86_64 LibreOffice_project/10m0$Build-2</meta:generator>
  </office:meta>
</office:document-meta>
</file>